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.697cm"/>
    </style:style>
    <style:style style:name="co2" style:family="table-column">
      <style:table-column-properties fo:break-before="auto" style:column-width="2.164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2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1" style:family="table-cell" style:parent-style-name="Default">
      <style:table-cell-properties fo:border-bottom="0.74pt solid #000000" fo:wrap-option="no-wrap" fo:border-left="0.74pt solid #000000" fo:border-right="none" fo:border-top="0.74pt solid #000000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wrap-option="no-wrap" fo:border="0.74pt solid #000000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diagonal-bl-tr="none" fo:wrap-option="no-wrap" fo:border="0.74pt solid #000000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diagonal-bl-tr="none" fo:border="0.74pt solid #000000"/>
    </style:style>
    <style:style style:name="ce16" style:family="table-cell" style:parent-style-name="Default">
      <style:table-cell-properties fo:border-bottom="0.74pt solid #000000" fo:wrap-option="no-wrap" fo:border-left="none" fo:border-right="0.74pt solid #000000" fo:border-top="0.74pt solid #000000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wrap-option="no-wrap" fo:border="none"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6383" table:default-cell-style-name="Default"/>
        <table:table-row table:style-name="ro1">
          <table:table-cell table:style-name="ce1" table:number-columns-repeated="5"/>
          <table:table-cell table:style-name="ce2" office:value-type="string" calcext:value-type="string">
            <text:p>PLAN DE TESORERÍA</text:p>
          </table:table-cell>
          <table:table-cell table:style-name="ce1" table:number-columns-repeated="7"/>
          <table:table-cell table:number-columns-repeated="16371"/>
        </table:table-row>
        <table:table-row table:style-name="ro1">
          <table:table-cell table:style-name="ce1"/>
          <table:table-cell table:style-name="ce1" office:value-type="string" calcext:value-type="string">
            <text:p>ENERO</text:p>
          </table:table-cell>
          <table:table-cell table:style-name="ce1" office:value-type="string" calcext:value-type="string">
            <text:p>FEBRERO</text:p>
          </table:table-cell>
          <table:table-cell table:style-name="ce1" office:value-type="string" calcext:value-type="string">
            <text:p>MARZO 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JUNIO</text:p>
          </table:table-cell>
          <table:table-cell table:style-name="ce1" office:value-type="string" calcext:value-type="string">
            <text:p>JULIO</text:p>
          </table:table-cell>
          <table:table-cell table:style-name="ce1" office:value-type="string" calcext:value-type="string">
            <text:p>AGOSTO</text:p>
          </table:table-cell>
          <table:table-cell table:style-name="ce1" office:value-type="string" calcext:value-type="string">
            <text:p>SEPTIEMBRE</text:p>
          </table:table-cell>
          <table:table-cell table:style-name="ce1" office:value-type="string" calcext:value-type="string">
            <text:p>OCTUBRE</text:p>
          </table:table-cell>
          <table:table-cell table:style-name="ce1" office:value-type="string" calcext:value-type="string">
            <text:p>NOVIEMBRE</text:p>
          </table:table-cell>
          <table:table-cell table:style-name="ce1" office:value-type="string" calcext:value-type="string">
            <text:p><text:s/>DICIEMBRE</text:p>
          </table:table-cell>
          <table:table-cell table:style-name="ce5" office:value-type="string" calcext:value-type="string">
            <text:p>TOTAL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ENTRADAS DE DINERO</text:p>
          </table:table-cell>
          <table:table-cell table:style-name="ce1" table:number-columns-repeated="12"/>
          <table:table-cell table:number-columns-repeated="16371"/>
        </table:table-row>
        <table:table-row table:style-name="ro1">
          <table:table-cell table:style-name="ce1" office:value-type="string" calcext:value-type="string">
            <text:p>CAPITAL SOCIAL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table:number-columns-repeated="11"/>
          <table:table-cell table:style-name="ce3" table:formula="of:=SUM([.B4:.M4])" office:value-type="float" office:value="10000" calcext:value-type="float">
            <text:p>1000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PRÉSTAMO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table:number-columns-repeated="11"/>
          <table:table-cell table:style-name="ce3" table:formula="of:=SUM([.B5:.M5])" office:value-type="float" office:value="2500" calcext:value-type="float">
            <text:p>250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SUBVENCIONES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table:number-columns-repeated="11"/>
          <table:table-cell table:style-name="ce3" table:formula="of:=SUM([.B6:.M6])" office:value-type="float" office:value="5000" calcext:value-type="float">
            <text:p>500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VENTAS</text:p>
          </table:table-cell>
          <table:table-cell table:style-name="ce4" office:value-type="float" office:value="3100" calcext:value-type="float">
            <text:p>3100</text:p>
          </table:table-cell>
          <table:table-cell table:style-name="ce11" office:value-type="float" office:value="4000" calcext:value-type="float">
            <text:p>4000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4300" calcext:value-type="float">
            <text:p>4300</text:p>
          </table:table-cell>
          <table:table-cell table:style-name="ce13" office:value-type="float" office:value="4600" calcext:value-type="float">
            <text:p>4600</text:p>
          </table:table-cell>
          <table:table-cell table:style-name="ce14" office:value-type="float" office:value="4900" calcext:value-type="float">
            <text:p>4900</text:p>
          </table:table-cell>
          <table:table-cell table:style-name="ce13" office:value-type="float" office:value="3700" calcext:value-type="float">
            <text:p>3700</text:p>
          </table:table-cell>
          <table:table-cell table:style-name="ce13" office:value-type="float" office:value="3100" calcext:value-type="float">
            <text:p>3100</text:p>
          </table:table-cell>
          <table:table-cell table:style-name="ce13" office:value-type="float" office:value="3700" calcext:value-type="float">
            <text:p>3700</text:p>
          </table:table-cell>
          <table:table-cell table:style-name="ce13" office:value-type="float" office:value="4300" calcext:value-type="float">
            <text:p>43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13" office:value-type="float" office:value="4900" calcext:value-type="float">
            <text:p>4900</text:p>
          </table:table-cell>
          <table:table-cell table:style-name="ce18" table:formula="of:=SUM([.B7:.M7])" office:value-type="float" office:value="49200" calcext:value-type="float">
            <text:p>49200</text:p>
          </table:table-cell>
          <table:table-cell table:number-columns-repeated="16370"/>
        </table:table-row>
        <table:table-row table:style-name="ro1">
          <table:table-cell table:style-name="ce1" table:number-columns-repeated="13"/>
          <table:table-cell table:style-name="ce3" table:formula="of:=SUM([.B8:.M8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table:number-columns-repeated="13"/>
          <table:table-cell table:style-name="ce3" table:formula="of:=SUM([.B9:.M9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TOTAL ENTRADAS</text:p>
          </table:table-cell>
          <table:table-cell table:style-name="ce1" table:formula="of:=[.B4]+[.B5]+[.B6]+[.B7]+[.B8]" office:value-type="float" office:value="20600" calcext:value-type="float">
            <text:p>20600</text:p>
          </table:table-cell>
          <table:table-cell table:style-name="ce1" table:formula="of:=[.C4]+[.C5]+[.C6]+[.C7]+[.C8]" office:value-type="float" office:value="4000" calcext:value-type="float">
            <text:p>4000</text:p>
          </table:table-cell>
          <table:table-cell table:style-name="ce1" table:formula="of:=[.D4]+[.D5]+[.D6]+[.D7]+[.D8]" office:value-type="float" office:value="4000" calcext:value-type="float">
            <text:p>4000</text:p>
          </table:table-cell>
          <table:table-cell table:style-name="ce1" table:formula="of:=[.E4]+[.E5]+[.E6]+[.E7]+[.E8]" office:value-type="float" office:value="4300" calcext:value-type="float">
            <text:p>4300</text:p>
          </table:table-cell>
          <table:table-cell table:style-name="ce1" table:formula="of:=[.F4]+[.F5]+[.F6]+[.F7]+[.F8]" office:value-type="float" office:value="4600" calcext:value-type="float">
            <text:p>4600</text:p>
          </table:table-cell>
          <table:table-cell table:style-name="ce1" table:formula="of:=[.G4]+[.G5]+[.G6]+[.G7]+[.G8]" office:value-type="float" office:value="4900" calcext:value-type="float">
            <text:p>4900</text:p>
          </table:table-cell>
          <table:table-cell table:style-name="ce1" table:formula="of:=[.H4]+[.H5]+[.H6]+[.H7]+[.H8]" office:value-type="float" office:value="3700" calcext:value-type="float">
            <text:p>3700</text:p>
          </table:table-cell>
          <table:table-cell table:style-name="ce1" table:formula="of:=[.I4]+[.I5]+[.I6]+[.I7]+[.I8]" office:value-type="float" office:value="3100" calcext:value-type="float">
            <text:p>3100</text:p>
          </table:table-cell>
          <table:table-cell table:style-name="ce1" table:formula="of:=[.J4]+[.J5]+[.J6]+[.J7]+[.J8]" office:value-type="float" office:value="3700" calcext:value-type="float">
            <text:p>3700</text:p>
          </table:table-cell>
          <table:table-cell table:style-name="ce1" table:formula="of:=[.K4]+[.K5]+[.K6]+[.K7]+[.K8]" office:value-type="float" office:value="4300" calcext:value-type="float">
            <text:p>4300</text:p>
          </table:table-cell>
          <table:table-cell table:style-name="ce1" table:formula="of:=[.L4]+[.L5]+[.L6]+[.L7]+[.L8]" office:value-type="float" office:value="4600" calcext:value-type="float">
            <text:p>4600</text:p>
          </table:table-cell>
          <table:table-cell table:style-name="ce1" table:formula="of:=[.M4]+[.M5]+[.M6]+[.M7]+[.M8]" office:value-type="float" office:value="4900" calcext:value-type="float">
            <text:p>4900</text:p>
          </table:table-cell>
          <table:table-cell table:style-name="ce3" table:formula="of:=SUM([.B10:.M10])" office:value-type="float" office:value="66700" calcext:value-type="float">
            <text:p>66700</text:p>
          </table:table-cell>
          <table:table-cell table:number-columns-repeated="16370"/>
        </table:table-row>
        <table:table-row table:style-name="ro1">
          <table:table-cell table:style-name="ce1" table:number-columns-repeated="13"/>
          <table:table-cell table:style-name="ce3" table:formula="of:=SUM([.B11:.M11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SALIDAS DE DINERO</text:p>
          </table:table-cell>
          <table:table-cell table:style-name="ce1" table:number-columns-repeated="12"/>
          <table:table-cell table:style-name="ce3" table:formula="of:=SUM([.B12:.M12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DEVOLUCION PRESTAMO</text:p>
          </table:table-cell>
          <table:table-cell table:number-columns-repeated="12" table:style-name="ce1" office:value-type="float" office:value="20.83" calcext:value-type="float">
            <text:p>20,83</text:p>
          </table:table-cell>
          <table:table-cell table:style-name="ce3" table:formula="of:=SUM([.B13:.M13])" office:value-type="float" office:value="249.96" calcext:value-type="float">
            <text:p>249,96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ALQUILER</text:p>
          </table:table-cell>
          <table:table-cell table:number-columns-repeated="12" table:style-name="ce1" office:value-type="float" office:value="1300" calcext:value-type="float">
            <text:p>1300</text:p>
          </table:table-cell>
          <table:table-cell table:style-name="ce3" table:formula="of:=SUM([.B14:.M14])" office:value-type="float" office:value="15600" calcext:value-type="float">
            <text:p>1560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OBRAS ACONDICIONAM.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table:number-columns-repeated="11"/>
          <table:table-cell table:style-name="ce3" table:formula="of:=SUM([.B15:.M15])" office:value-type="float" office:value="6500" calcext:value-type="float">
            <text:p>650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GASTOS CONSTITUCION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table:number-columns-repeated="11"/>
          <table:table-cell table:style-name="ce3" table:formula="of:=SUM([.B16:.M16])" office:value-type="float" office:value="3500" calcext:value-type="float">
            <text:p>350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MOBILIARIO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number-columns-repeated="11"/>
          <table:table-cell table:style-name="ce3" table:formula="of:=SUM([.B17:.M17])" office:value-type="float" office:value="1000" calcext:value-type="float">
            <text:p>100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MAQUINARIA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table:number-columns-repeated="11"/>
          <table:table-cell table:style-name="ce3" table:formula="of:=SUM([.B18:.M18])" office:value-type="float" office:value="3000" calcext:value-type="float">
            <text:p>300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HERRAMIENTAS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11"/>
          <table:table-cell table:style-name="ce3" table:formula="of:=SUM([.B19:.M19])" office:value-type="float" office:value="200" calcext:value-type="float">
            <text:p>20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LEASING</text:p>
          </table:table-cell>
          <table:table-cell table:style-name="ce1" table:number-columns-repeated="12"/>
          <table:table-cell table:style-name="ce3" table:formula="of:=SUM([.B20:.M20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RENTING</text:p>
          </table:table-cell>
          <table:table-cell table:number-columns-repeated="12" table:style-name="ce1" office:value-type="float" office:value="500" calcext:value-type="float">
            <text:p>500</text:p>
          </table:table-cell>
          <table:table-cell table:style-name="ce3" table:formula="of:=SUM([.B21:.M21])" office:value-type="float" office:value="6000" calcext:value-type="float">
            <text:p>600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REPARACIONES</text:p>
          </table:table-cell>
          <table:table-cell table:style-name="ce1" table:number-columns-repeated="6"/>
          <table:table-cell table:style-name="ce1" office:value-type="float" office:value="1000" calcext:value-type="float">
            <text:p>1000</text:p>
          </table:table-cell>
          <table:table-cell table:style-name="ce1" table:number-columns-repeated="5"/>
          <table:table-cell table:style-name="ce3" table:formula="of:=SUM([.B22:.M22])" office:value-type="float" office:value="1000" calcext:value-type="float">
            <text:p>100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SEGUROS</text:p>
          </table:table-cell>
          <table:table-cell table:style-name="ce1" table:number-columns-repeated="12"/>
          <table:table-cell table:style-name="ce3" table:formula="of:=SUM([.B23:.M23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PUBLICIDAD</text:p>
          </table:table-cell>
          <table:table-cell table:number-columns-repeated="12" table:style-name="ce1" office:value-type="float" office:value="50" calcext:value-type="float">
            <text:p>50</text:p>
          </table:table-cell>
          <table:table-cell table:style-name="ce3" table:formula="of:=SUM([.B24:.M24])" office:value-type="float" office:value="600" calcext:value-type="float">
            <text:p>60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SUMINISTROS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8" table:style-name="ce12" office:value-type="float" office:value="50" calcext:value-type="float">
            <text:p>5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2" office:value-type="float" office:value="50" calcext:value-type="float">
            <text:p>50</text:p>
          </table:table-cell>
          <table:table-cell table:style-name="ce3" table:formula="of:=SUM([.B29:.M29])" office:value-type="float" office:value="2400" calcext:value-type="float">
            <text:p>240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SEGURIDAD SOCIAL</text:p>
          </table:table-cell>
          <table:table-cell table:number-columns-repeated="12" table:style-name="ce1" office:value-type="float" office:value="387.2" calcext:value-type="float">
            <text:p>387,2</text:p>
          </table:table-cell>
          <table:table-cell table:style-name="ce3" table:formula="of:=SUM([.B26:.M26])" office:value-type="float" office:value="4646.4" calcext:value-type="float">
            <text:p>4646,4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SERVICIOS PROFESIONALES</text:p>
          </table:table-cell>
          <table:table-cell table:number-columns-repeated="12" table:style-name="ce1" office:value-type="float" office:value="200" calcext:value-type="float">
            <text:p>200</text:p>
          </table:table-cell>
          <table:table-cell table:style-name="ce3" table:formula="of:=SUM([.B27:.M27])" office:value-type="float" office:value="2400" calcext:value-type="float">
            <text:p>240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VEHICULOS</text:p>
          </table:table-cell>
          <table:table-cell table:style-name="ce1" table:number-columns-repeated="12"/>
          <table:table-cell table:style-name="ce3" table:formula="of:=SUM([.B28:.M28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MERCADERIAS</text:p>
          </table:table-cell>
          <table:table-cell table:number-columns-repeated="12" table:style-name="ce1" office:value-type="float" office:value="200" calcext:value-type="float">
            <text:p>200</text:p>
          </table:table-cell>
          <table:table-cell table:style-name="ce3" table:formula="of:=SUM([.B29:.M29])" office:value-type="float" office:value="2400" calcext:value-type="float">
            <text:p>240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MATERIAS PRIMAS</text:p>
          </table:table-cell>
          <table:table-cell table:style-name="ce1" table:number-columns-repeated="12"/>
          <table:table-cell table:style-name="ce3" table:formula="of:=SUM([.B30:.M30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table:number-columns-repeated="13"/>
          <table:table-cell table:style-name="ce3" table:formula="of:=SUM([.B31:.M31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SALARIOS</text:p>
          </table:table-cell>
          <table:table-cell table:number-columns-repeated="12" table:style-name="ce1" office:value-type="float" office:value="1100" calcext:value-type="float">
            <text:p>1100</text:p>
          </table:table-cell>
          <table:table-cell table:style-name="ce3" table:formula="of:=SUM([.B32:.M32])" office:value-type="float" office:value="13200" calcext:value-type="float">
            <text:p>1320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TOTAL SALIDAS</text:p>
          </table:table-cell>
          <table:table-cell table:style-name="ce1" table:formula="of:=SUM([.B13:.B32])" office:value-type="float" office:value="18008.03" calcext:value-type="float">
            <text:p>18008,03</text:p>
          </table:table-cell>
          <table:table-cell table:style-name="ce1" table:formula="of:=SUM([.C13:.C32])" office:value-type="float" office:value="3808.03" calcext:value-type="float">
            <text:p>3808,03</text:p>
          </table:table-cell>
          <table:table-cell table:style-name="ce1" table:formula="of:=SUM([.D13:.D32])" office:value-type="float" office:value="3808.03" calcext:value-type="float">
            <text:p>3808,03</text:p>
          </table:table-cell>
          <table:table-cell table:style-name="ce1" table:formula="of:=SUM([.E13:.E32])" office:value-type="float" office:value="3808.03" calcext:value-type="float">
            <text:p>3808,03</text:p>
          </table:table-cell>
          <table:table-cell table:style-name="ce1" table:formula="of:=SUM([.F13:.F32])" office:value-type="float" office:value="3808.03" calcext:value-type="float">
            <text:p>3808,03</text:p>
          </table:table-cell>
          <table:table-cell table:style-name="ce1" table:formula="of:=SUM([.G13:.G32])" office:value-type="float" office:value="3808.03" calcext:value-type="float">
            <text:p>3808,03</text:p>
          </table:table-cell>
          <table:table-cell table:style-name="ce1" table:formula="of:=SUM([.H13:.H32])" office:value-type="float" office:value="4808.03" calcext:value-type="float">
            <text:p>4808,03</text:p>
          </table:table-cell>
          <table:table-cell table:style-name="ce1" table:formula="of:=SUM([.I13:.I32])" office:value-type="float" office:value="3808.03" calcext:value-type="float">
            <text:p>3808,03</text:p>
          </table:table-cell>
          <table:table-cell table:style-name="ce1" table:formula="of:=SUM([.J13:.J32])" office:value-type="float" office:value="3808.03" calcext:value-type="float">
            <text:p>3808,03</text:p>
          </table:table-cell>
          <table:table-cell table:style-name="ce1" table:formula="of:=SUM([.K13:.K32])" office:value-type="float" office:value="3808.03" calcext:value-type="float">
            <text:p>3808,03</text:p>
          </table:table-cell>
          <table:table-cell table:style-name="ce1" table:formula="of:=SUM([.L13:.L32])" office:value-type="float" office:value="3808.03" calcext:value-type="float">
            <text:p>3808,03</text:p>
          </table:table-cell>
          <table:table-cell table:style-name="ce1" table:formula="of:=SUM([.M13:.M32])" office:value-type="float" office:value="3808.03" calcext:value-type="float">
            <text:p>3808,03</text:p>
          </table:table-cell>
          <table:table-cell table:style-name="ce3" table:formula="of:=SUM([.B33:.M33])" office:value-type="float" office:value="60896.36" calcext:value-type="float">
            <text:p>60896,36</text:p>
          </table:table-cell>
          <table:table-cell table:number-columns-repeated="16370"/>
        </table:table-row>
        <table:table-row table:style-name="ro1">
          <table:table-cell table:style-name="ce1" table:number-columns-repeated="13"/>
          <table:table-cell table:style-name="ce3" table:formula="of:=SUM([.B34:.M34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table:number-columns-repeated="13"/>
          <table:table-cell table:style-name="ce3" table:formula="of:=SUM([.B35:.M35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ENTRADAS - SALIDAS</text:p>
          </table:table-cell>
          <table:table-cell table:style-name="ce1" table:formula="of:=[.B10]-[.B33]" office:value-type="float" office:value="2591.97" calcext:value-type="float">
            <text:p>2591,97</text:p>
          </table:table-cell>
          <table:table-cell table:style-name="ce1" table:formula="of:=[.C10]-[.C33]" office:value-type="float" office:value="191.97" calcext:value-type="float">
            <text:p>191,97</text:p>
          </table:table-cell>
          <table:table-cell table:style-name="ce1" table:formula="of:=[.D10]-[.D33]" office:value-type="float" office:value="191.97" calcext:value-type="float">
            <text:p>191,97</text:p>
          </table:table-cell>
          <table:table-cell table:style-name="ce1" table:formula="of:=[.E10]-[.E33]" office:value-type="float" office:value="491.97" calcext:value-type="float">
            <text:p>491,97</text:p>
          </table:table-cell>
          <table:table-cell table:style-name="ce1" table:formula="of:=[.F10]-[.F33]" office:value-type="float" office:value="791.97" calcext:value-type="float">
            <text:p>791,97</text:p>
          </table:table-cell>
          <table:table-cell table:style-name="ce1" table:formula="of:=[.G10]-[.G33]" office:value-type="float" office:value="1091.97" calcext:value-type="float">
            <text:p>1091,97</text:p>
          </table:table-cell>
          <table:table-cell table:style-name="ce1" table:formula="of:=[.H10]-[.H33]" office:value-type="float" office:value="-1108.03" calcext:value-type="float">
            <text:p>-1108,03</text:p>
          </table:table-cell>
          <table:table-cell table:style-name="ce1" table:formula="of:=[.I10]-[.I33]" office:value-type="float" office:value="-708.03" calcext:value-type="float">
            <text:p>-708,03</text:p>
          </table:table-cell>
          <table:table-cell table:style-name="ce1" table:formula="of:=[.J10]-[.J33]" office:value-type="float" office:value="-108.03" calcext:value-type="float">
            <text:p>-108,03</text:p>
          </table:table-cell>
          <table:table-cell table:style-name="ce1" table:formula="of:=[.K10]-[.K33]" office:value-type="float" office:value="491.97" calcext:value-type="float">
            <text:p>491,97</text:p>
          </table:table-cell>
          <table:table-cell table:style-name="ce1" table:formula="of:=[.L10]-[.L33]" office:value-type="float" office:value="791.97" calcext:value-type="float">
            <text:p>791,97</text:p>
          </table:table-cell>
          <table:table-cell table:style-name="ce1" table:formula="of:=[.M10]-[.M33]" office:value-type="float" office:value="1091.97" calcext:value-type="float">
            <text:p>1091,97</text:p>
          </table:table-cell>
          <table:table-cell table:style-name="ce3" table:formula="of:=SUM([.B36:.M36])" office:value-type="float" office:value="5803.64" calcext:value-type="float">
            <text:p>5803,64</text:p>
          </table:table-cell>
          <table:table-cell table:number-columns-repeated="16370"/>
        </table:table-row>
        <table:table-row table:style-name="ro1">
          <table:table-cell table:style-name="ce1" table:number-columns-repeated="13"/>
          <table:table-cell table:number-columns-repeated="16371"/>
        </table:table-row>
        <table:table-row table:style-name="ro1">
          <table:table-cell table:style-name="ce1" office:value-type="string" calcext:value-type="string">
            <text:p>SALDO ACUMULADO CC</text:p>
          </table:table-cell>
          <table:table-cell table:style-name="ce1" table:formula="of:=[.B36]" office:value-type="float" office:value="2591.97" calcext:value-type="float">
            <text:p>2591,97</text:p>
          </table:table-cell>
          <table:table-cell table:style-name="ce1" table:formula="of:=[.C36]+[.B38]" office:value-type="float" office:value="2783.94" calcext:value-type="float">
            <text:p>2783,94</text:p>
          </table:table-cell>
          <table:table-cell table:style-name="ce1" table:formula="of:=[.D36]+[.C38]" office:value-type="float" office:value="2975.91" calcext:value-type="float">
            <text:p>2975,91</text:p>
          </table:table-cell>
          <table:table-cell table:style-name="ce1" table:formula="of:=[.E36]+[.D38]" office:value-type="float" office:value="3467.88" calcext:value-type="float">
            <text:p>3467,88</text:p>
          </table:table-cell>
          <table:table-cell table:style-name="ce1" table:formula="of:=[.F36]+[.E38]" office:value-type="float" office:value="4259.85" calcext:value-type="float">
            <text:p>4259,85</text:p>
          </table:table-cell>
          <table:table-cell table:style-name="ce1" table:formula="of:=[.G36]+[.F38]" office:value-type="float" office:value="5351.82" calcext:value-type="float">
            <text:p>5351,82</text:p>
          </table:table-cell>
          <table:table-cell table:style-name="ce1" table:formula="of:=[.H36]+[.G38]" office:value-type="float" office:value="4243.79" calcext:value-type="float">
            <text:p>4243,79</text:p>
          </table:table-cell>
          <table:table-cell table:style-name="ce1" table:formula="of:=[.I36]+[.H38]" office:value-type="float" office:value="3535.76" calcext:value-type="float">
            <text:p>3535,76</text:p>
          </table:table-cell>
          <table:table-cell table:style-name="ce1" table:formula="of:=[.J36]+[.I38]" office:value-type="float" office:value="3427.73" calcext:value-type="float">
            <text:p>3427,73</text:p>
          </table:table-cell>
          <table:table-cell table:style-name="ce1" table:formula="of:=[.K36]+[.J38]" office:value-type="float" office:value="3919.7" calcext:value-type="float">
            <text:p>3919,7</text:p>
          </table:table-cell>
          <table:table-cell table:style-name="ce1" table:formula="of:=[.L36]+[.K38]" office:value-type="float" office:value="4711.67" calcext:value-type="float">
            <text:p>4711,67</text:p>
          </table:table-cell>
          <table:table-cell table:style-name="ce1" table:formula="of:=[.M36]+[.L38]" office:value-type="float" office:value="5803.64" calcext:value-type="float">
            <text:p>5803,64</text:p>
          </table:table-cell>
          <table:table-cell table:number-columns-repeated="16371"/>
        </table:table-row>
        <table:table-row table:style-name="ro1">
          <table:table-cell table:style-name="ce1" table:number-columns-repeated="13"/>
          <table:table-cell table:number-columns-repeated="16371"/>
        </table:table-row>
        <table:table-row table:style-name="ro1">
          <table:table-cell office:value-type="string" calcext:value-type="string">
            <text:p>SALDO CUENTA CREDITO</text:p>
          </table:table-cell>
          <table:table-cell table:number-columns-repeated="16383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2" table:style-name="ta2">
        <table:table-column table:style-name="co2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3" table:style-name="ta3">
        <table:table-column table:style-name="co2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Hoja1" style:display-name="PageStyle_Hoj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2" style:display-name="PageStyle_Hoja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3" style:display-name="PageStyle_Hoja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ula2</meta:initial-creator>
    <meta:creation-date>2009-05-29T09:15:53</meta:creation-date>
    <dc:date>2023-03-04T23:38:25.089000000</dc:date>
    <meta:print-date>2009-05-29T09:20:05</meta:print-date>
    <meta:editing-duration>PT9H9M35S</meta:editing-duration>
    <meta:editing-cycles>4</meta:editing-cycles>
    <meta:generator>LibreOffice/7.5.0.3$Windows_X86_64 LibreOffice_project/c21113d003cd3efa8c53188764377a8272d9d6de</meta:generator>
    <meta:document-statistic meta:table-count="3" meta:cell-count="254" meta:object-count="0"/>
  </office:meta>
</office:document-meta>
</file>